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b38bd" officeooo:paragraph-rsid="001b38b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b38bd" officeooo:paragraph-rsid="001b3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a prova de Sistemas Operacionais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1:30:58.926143756</meta:creation-date>
    <meta:generator>LibreOffice/24.2.7.2$Linux_X86_64 LibreOffice_project/420$Build-2</meta:generator>
    <dc:date>2025-05-06T21:32:52.023362551</dc:date>
    <meta:editing-duration>PT1M54S</meta:editing-duration>
    <meta:editing-cycles>1</meta:editing-cycles>
    <meta:document-statistic meta:table-count="0" meta:image-count="0" meta:object-count="0" meta:page-count="1" meta:paragraph-count="1" meta:word-count="6" meta:character-count="40" meta:non-whitespace-character-count="35"/>
  </office:meta>
</office:document-meta>
</file>